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Heading1" style:family="paragraph">
      <style:text-properties fo:language="en" fo:country="US"/>
    </style:style>
    <style:style style:name="P3" style:parent-style-name="ListParagraph" style:list-style-name="LFO2" style:family="paragraph">
      <style:text-properties fo:language="en" fo:country="US"/>
    </style:style>
    <style:style style:name="P4" style:parent-style-name="ListParagraph" style:list-style-name="LFO2" style:family="paragraph">
      <style:text-properties fo:language="en" fo:country="US"/>
    </style:style>
    <style:style style:name="P5" style:parent-style-name="ListParagraph" style:list-style-name="LFO2" style:family="paragraph">
      <style:text-properties fo:language="en" fo:country="US"/>
    </style:style>
    <style:style style:name="P6" style:parent-style-name="ListParagraph" style:list-style-name="LFO2" style:family="paragraph">
      <style:text-properties fo:language="en" fo:country="US"/>
    </style:style>
    <style:style style:name="P7" style:parent-style-name="ListParagraph" style:list-style-name="LFO2" style:family="paragraph">
      <style:text-properties fo:language="en" fo:country="US"/>
    </style:style>
    <style:style style:name="P8" style:parent-style-name="ListParagraph" style:list-style-name="LFO2" style:family="paragraph">
      <style:text-properties fo:language="en" fo:country="US"/>
    </style:style>
    <style:style style:name="P9" style:parent-style-name="ListParagraph" style:list-style-name="LFO2" style:family="paragraph">
      <style:text-properties fo:language="en" fo:country="US"/>
    </style:style>
    <style:style style:name="P10" style:parent-style-name="ListParagraph" style:list-style-name="LFO2" style:family="paragraph">
      <style:text-properties fo:language="en" fo:country="US"/>
    </style:style>
    <style:style style:name="P11" style:parent-style-name="Heading1" style:family="paragraph">
      <style:text-properties fo:language="en" fo:country="US"/>
    </style:style>
    <style:style style:name="P12" style:parent-style-name="ListParagraph" style:list-style-name="LFO3" style:family="paragraph">
      <style:text-properties fo:language="en" fo:country="US"/>
    </style:style>
    <style:style style:name="P13" style:parent-style-name="ListParagraph" style:list-style-name="LFO3" style:family="paragraph">
      <style:text-properties fo:language="en" fo:country="US"/>
    </style:style>
    <style:style style:name="P14" style:parent-style-name="ListParagraph" style:list-style-name="LFO3" style:family="paragraph">
      <style:text-properties fo:language="en" fo:country="US"/>
    </style:style>
    <style:style style:name="P15" style:parent-style-name="ListParagraph" style:list-style-name="LFO3" style:family="paragraph">
      <style:text-properties fo:language="en" fo:country="US"/>
    </style:style>
    <style:style style:name="P16" style:parent-style-name="ListParagraph" style:list-style-name="LFO3" style:family="paragraph">
      <style:text-properties fo:language="en" fo:country="US"/>
    </style:style>
    <style:style style:name="P17" style:parent-style-name="Heading1" style:family="paragraph">
      <style:text-properties fo:language="en" fo:country="US"/>
    </style:style>
    <style:style style:name="P18" style:parent-style-name="ListParagraph" style:list-style-name="LFO4" style:family="paragraph">
      <style:text-properties fo:language="en" fo:country="US"/>
    </style:style>
    <style:style style:name="P19" style:parent-style-name="ListParagraph" style:list-style-name="LFO4" style:family="paragraph">
      <style:text-properties fo:language="en" fo:country="US"/>
    </style:style>
    <style:style style:name="P20" style:parent-style-name="ListParagraph" style:list-style-name="LFO4" style:family="paragraph">
      <style:text-properties fo:language="en" fo:country="US"/>
    </style:style>
    <style:style style:name="P21" style:parent-style-name="ListParagraph" style:list-style-name="LFO4" style:family="paragraph">
      <style:text-properties fo:language="en" fo:country="US"/>
    </style:style>
    <style:style style:name="P22" style:parent-style-name="ListParagraph" style:list-style-name="LFO4" style:family="paragraph">
      <style:text-properties fo:language="en" fo:country="US"/>
    </style:style>
    <style:style style:name="P23" style:parent-style-name="Heading1" style:family="paragraph">
      <style:text-properties fo:language="en" fo:country="US"/>
    </style:style>
    <style:style style:name="P24" style:parent-style-name="ListParagraph" style:list-style-name="LFO5" style:family="paragraph">
      <style:text-properties fo:language="en" fo:country="US"/>
    </style:style>
    <style:style style:name="P25" style:parent-style-name="ListParagraph" style:list-style-name="LFO5" style:family="paragraph">
      <style:text-properties fo:language="en" fo:country="US"/>
    </style:style>
    <style:style style:name="P26" style:parent-style-name="ListParagraph" style:list-style-name="LFO5" style:family="paragraph">
      <style:text-properties fo:language="en" fo:country="US"/>
    </style:style>
    <style:style style:name="P27" style:parent-style-name="ListParagraph" style:list-style-name="LFO5" style:family="paragraph">
      <style:text-properties fo:language="en" fo:country="US"/>
    </style:style>
    <style:style style:name="P28" style:parent-style-name="ListParagraph" style:list-style-name="LFO5" style:family="paragraph">
      <style:text-properties fo:language="en" fo:country="US"/>
    </style:style>
    <style:style style:name="P29" style:parent-style-name="ListParagraph" style:list-style-name="LFO5" style:family="paragraph">
      <style:text-properties fo:language="en" fo:country="US"/>
    </style:style>
    <style:style style:name="P30" style:parent-style-name="Heading1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</office:automatic-styles>
  <office:body>
    <office:text text:use-soft-page-breaks="true">
      <text:p text:style-name="P1">These are all working titles</text:p>
      <text:h text:style-name="P2" text:outline-level="1">Fire Set</text:h>
      <text:list text:style-name="LFO2" text:continue-numbering="true">
        <text:list-item>
          <text:p text:style-name="P3">(W) Flamethrower</text:p>
        </text:list-item>
        <text:list-item>
          <text:p text:style-name="P4">(W) Fireball</text:p>
        </text:list-item>
        <text:list-item>
          <text:p text:style-name="P5">(W) Fire trail</text:p>
        </text:list-item>
        <text:list-item>
          <text:p text:style-name="P6">(P) Candescence</text:p>
        </text:list-item>
        <text:list-item>
          <text:p text:style-name="P7">(P?W?)</text:p>
        </text:list-item>
        <text:list-item>
          <text:p text:style-name="P8">(U) Dying Star?</text:p>
        </text:list-item>
        <text:list-item>
          <text:p text:style-name="P9">(U) Cleansing flame?</text:p>
        </text:list-item>
        <text:list-item>
          <text:p text:style-name="P10">(U) Meteor</text:p>
        </text:list-item>
      </text:list>
      <text:h text:style-name="P11" text:outline-level="1">Blood Set</text:h>
      <text:list text:style-name="LFO3" text:continue-numbering="true">
        <text:list-item>
          <text:p text:style-name="P12">(W) Fan of daggers</text:p>
        </text:list-item>
        <text:list-item>
          <text:p text:style-name="P13">(W) Slicing melee attack</text:p>
        </text:list-item>
        <text:list-item>
          <text:p text:style-name="P14">(P) Heal from bleed?</text:p>
        </text:list-item>
        <text:list-item>
          <text:p text:style-name="P15">(P) +bleed</text:p>
        </text:list-item>
        <text:list-item>
          <text:p text:style-name="P16">(U) Enemies that die from bleed explode and inflict bleed?</text:p>
        </text:list-item>
      </text:list>
      <text:h text:style-name="P17" text:outline-level="1">Dark Set</text:h>
      <text:list text:style-name="LFO4" text:continue-numbering="true">
        <text:list-item>
          <text:p text:style-name="P18">(W) Blind?</text:p>
        </text:list-item>
        <text:list-item>
          <text:p text:style-name="P19">(P) Sacrifice nearby enemies on kill for boosts? Permanent boosts?</text:p>
        </text:list-item>
        <text:list-item>
          <text:p text:style-name="P20">(P) Lifesteal?</text:p>
        </text:list-item>
        <text:list-item>
          <text:p text:style-name="P21">(W) Melee slash?</text:p>
        </text:list-item>
        <text:list-item>
          <text:p text:style-name="P22">(W) Summon demons?</text:p>
        </text:list-item>
      </text:list>
      <text:h text:style-name="P23" text:outline-level="1">Venom Set</text:h>
      <text:list text:style-name="LFO5" text:continue-numbering="true">
        <text:list-item>
          <text:p text:style-name="P24">(W) Poisoned slash</text:p>
        </text:list-item>
        <text:list-item>
          <text:p text:style-name="P25">(W) Poison bolt</text:p>
        </text:list-item>
        <text:list-item>
          <text:p text:style-name="P26">(W) Poison grenade</text:p>
        </text:list-item>
        <text:list-item>
          <text:p text:style-name="P27">(P) +Poison</text:p>
        </text:list-item>
        <text:list-item>
          <text:p text:style-name="P28">(W) Acid rain?</text:p>
        </text:list-item>
        <text:list-item>
          <text:p text:style-name="P29">(U) Poisoned enemies spread poison stacks? (disease)</text:p>
        </text:list-item>
      </text:list>
      <text:soft-page-break/>
      <text:h text:style-name="P30" text:outline-level="1">Ice Set</text:h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YRON GRIGGS</meta:initial-creator>
    <dc:creator>BYRON GRIGGS</dc:creator>
    <meta:creation-date>2026-02-20T21:38:00Z</meta:creation-date>
    <dc:date>2026-02-20T21:46:00Z</dc:date>
    <meta:template xlink:href="Normal.dotm" xlink:type="simple"/>
    <meta:editing-cycles>2</meta:editing-cycles>
    <meta:editing-duration>PT480S</meta:editing-duration>
    <meta:document-statistic meta:page-count="2" meta:paragraph-count="1" meta:word-count="88" meta:character-count="589" meta:row-count="4" meta:non-whitespace-character-count="502"/>
  </office:meta>
</office:document-meta>
</file>